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730521510755" calcext:value-type="float">
            <text:p>2.20731</text:p>
          </table:table-cell>
          <table:table-cell office:value-type="float" office:value="2.3261886151409" calcext:value-type="float">
            <text:p>2.32619</text:p>
          </table:table-cell>
          <table:table-cell office:value-type="float" office:value="3.04768884442221" calcext:value-type="float">
            <text:p>3.0476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78716441554" calcext:value-type="float">
            <text:p>2.20079</text:p>
          </table:table-cell>
          <table:table-cell office:value-type="float" office:value="2.32127657578789" calcext:value-type="float">
            <text:p>2.32128</text:p>
          </table:table-cell>
          <table:table-cell office:value-type="float" office:value="3.02712106053026" calcext:value-type="float">
            <text:p>3.027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738264965816" calcext:value-type="float">
            <text:p>2.31738</text:p>
          </table:table-cell>
          <table:table-cell office:value-type="float" office:value="2.39636130565283" calcext:value-type="float">
            <text:p>2.39636</text:p>
          </table:table-cell>
          <table:table-cell office:value-type="float" office:value="4.43335542771386" calcext:value-type="float">
            <text:p>4.4333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634275471069" calcext:value-type="float">
            <text:p>2.30634</text:p>
          </table:table-cell>
          <table:table-cell office:value-type="float" office:value="2.39611409871602" calcext:value-type="float">
            <text:p>2.39611</text:p>
          </table:table-cell>
          <table:table-cell office:value-type="float" office:value="4.41968234117059" calcext:value-type="float">
            <text:p>4.4196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821816057419" calcext:value-type="float">
            <text:p>2.28822</text:p>
          </table:table-cell>
          <table:table-cell office:value-type="float" office:value="2.32163714321482" calcext:value-type="float">
            <text:p>2.32164</text:p>
          </table:table-cell>
          <table:table-cell office:value-type="float" office:value="4.12678017025538" calcext:value-type="float">
            <text:p>4.1267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99140377233" calcext:value-type="float">
            <text:p>2.28399</text:p>
          </table:table-cell>
          <table:table-cell office:value-type="float" office:value="2.32684985812051" calcext:value-type="float">
            <text:p>2.32685</text:p>
          </table:table-cell>
          <table:table-cell office:value-type="float" office:value="4.07474086129194" calcext:value-type="float">
            <text:p>4.0747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64579677446" calcext:value-type="float">
            <text:p>2.26965</text:p>
          </table:table-cell>
          <table:table-cell office:value-type="float" office:value="2.29166844238322" calcext:value-type="float">
            <text:p>2.29167</text:p>
          </table:table-cell>
          <table:table-cell office:value-type="float" office:value="3.71237778891953" calcext:value-type="float">
            <text:p>3.7123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783195454166" calcext:value-type="float">
            <text:p>2.26783</text:p>
          </table:table-cell>
          <table:table-cell office:value-type="float" office:value="2.28867928469959" calcext:value-type="float">
            <text:p>2.28868</text:p>
          </table:table-cell>
          <table:table-cell office:value-type="float" office:value="3.67347956881424" calcext:value-type="float">
            <text:p>3.6734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95843791834" calcext:value-type="float">
            <text:p>2.26396</text:p>
          </table:table-cell>
          <table:table-cell office:value-type="float" office:value="2.20838499832664" calcext:value-type="float">
            <text:p>2.20838</text:p>
          </table:table-cell>
          <table:table-cell office:value-type="float" office:value="3.10708709839357" calcext:value-type="float">
            <text:p>3.10709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27747206937" calcext:value-type="float">
            <text:p>2.22828</text:p>
          </table:table-cell>
          <table:table-cell office:value-type="float" office:value="2.25763756878439" calcext:value-type="float">
            <text:p>2.25764</text:p>
          </table:table-cell>
          <table:table-cell office:value-type="float" office:value="3.57527138569285" calcext:value-type="float">
            <text:p>3.5752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42141482597" calcext:value-type="float">
            <text:p>2.25642</text:p>
          </table:table-cell>
          <table:table-cell office:value-type="float" office:value="2.19954034889558" calcext:value-type="float">
            <text:p>2.19954</text:p>
          </table:table-cell>
          <table:table-cell office:value-type="float" office:value="3.0792093373494" calcext:value-type="float">
            <text:p>3.07921</text:p>
          </table:table-cell>
          <table:table-cell office:value-type="float" office:value="9561600" calcext:value-type="float">
            <text:p>9561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06375125125" calcext:value-type="float">
            <text:p>2.25406</text:p>
          </table:table-cell>
          <table:table-cell office:value-type="float" office:value="2.19405958041375" calcext:value-type="float">
            <text:p>2.19406</text:p>
          </table:table-cell>
          <table:table-cell office:value-type="float" office:value="3.67412537537538" calcext:value-type="float">
            <text:p>3.6741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793240370185" calcext:value-type="float">
            <text:p>2.21793</text:p>
          </table:table-cell>
          <table:table-cell office:value-type="float" office:value="2.25271218942805" calcext:value-type="float">
            <text:p>2.25271</text:p>
          </table:table-cell>
          <table:table-cell office:value-type="float" office:value="3.60636068034017" calcext:value-type="float">
            <text:p>3.6063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95140803877" calcext:value-type="float">
            <text:p>2.25195</text:p>
          </table:table-cell>
          <table:table-cell office:value-type="float" office:value="2.35023742374864" calcext:value-type="float">
            <text:p>2.35024</text:p>
          </table:table-cell>
          <table:table-cell office:value-type="float" office:value="3.30951742291301" calcext:value-type="float">
            <text:p>3.30952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5418448362091" calcext:value-type="float">
            <text:p>2.15418</text:p>
          </table:table-cell>
          <table:table-cell office:value-type="float" office:value="2.24813911811286" calcext:value-type="float">
            <text:p>2.24814</text:p>
          </table:table-cell>
          <table:table-cell office:value-type="float" office:value="2.95893348337084" calcext:value-type="float">
            <text:p>2.9589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9341873901" calcext:value-type="float">
            <text:p>2.23693</text:p>
          </table:table-cell>
          <table:table-cell office:value-type="float" office:value="2.2167239177761" calcext:value-type="float">
            <text:p>2.21672</text:p>
          </table:table-cell>
          <table:table-cell office:value-type="float" office:value="3.31793644812861" calcext:value-type="float">
            <text:p>3.31794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589127620479" calcext:value-type="float">
            <text:p>2.23589</text:p>
          </table:table-cell>
          <table:table-cell office:value-type="float" office:value="2.38814624571954" calcext:value-type="float">
            <text:p>2.38815</text:p>
          </table:table-cell>
          <table:table-cell office:value-type="float" office:value="4.42686043598096" calcext:value-type="float">
            <text:p>4.4268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62992405275" calcext:value-type="float">
            <text:p>2.23363</text:p>
          </table:table-cell>
          <table:table-cell office:value-type="float" office:value="2.30149046486396" calcext:value-type="float">
            <text:p>2.30149</text:p>
          </table:table-cell>
          <table:table-cell office:value-type="float" office:value="3.73994616925388" calcext:value-type="float">
            <text:p>3.7399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313198615282" calcext:value-type="float">
            <text:p>2.23313</text:p>
          </table:table-cell>
          <table:table-cell office:value-type="float" office:value="2.18868170253587" calcext:value-type="float">
            <text:p>2.18868</text:p>
          </table:table-cell>
          <table:table-cell office:value-type="float" office:value="3.57495745745746" calcext:value-type="float">
            <text:p>3.5749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63240578257" calcext:value-type="float">
            <text:p>2.23163</text:p>
          </table:table-cell>
          <table:table-cell office:value-type="float" office:value="2.34391190356815" calcext:value-type="float">
            <text:p>2.34391</text:p>
          </table:table-cell>
          <table:table-cell office:value-type="float" office:value="3.28175858611181" calcext:value-type="float">
            <text:p>3.28176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853051996986" calcext:value-type="float">
            <text:p>2.22853</text:p>
          </table:table-cell>
          <table:table-cell office:value-type="float" office:value="2.2160825378883" calcext:value-type="float">
            <text:p>2.21608</text:p>
          </table:table-cell>
          <table:table-cell office:value-type="float" office:value="3.31294523988947" calcext:value-type="float">
            <text:p>3.31295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65182076338" calcext:value-type="float">
            <text:p>2.22465</text:p>
          </table:table-cell>
          <table:table-cell office:value-type="float" office:value="2.40295414683037" calcext:value-type="float">
            <text:p>2.40295</text:p>
          </table:table-cell>
          <table:table-cell office:value-type="float" office:value="4.33041593585568" calcext:value-type="float">
            <text:p>4.3304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16704223001" calcext:value-type="float">
            <text:p>2.22317</text:p>
          </table:table-cell>
          <table:table-cell office:value-type="float" office:value="2.28862522951093" calcext:value-type="float">
            <text:p>2.28863</text:p>
          </table:table-cell>
          <table:table-cell office:value-type="float" office:value="3.73234977466199" calcext:value-type="float">
            <text:p>3.7323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589084771193" calcext:value-type="float">
            <text:p>2.14589</text:p>
          </table:table-cell>
          <table:table-cell office:value-type="float" office:value="2.22316339501542" calcext:value-type="float">
            <text:p>2.22316</text:p>
          </table:table-cell>
          <table:table-cell office:value-type="float" office:value="2.98233808452113" calcext:value-type="float">
            <text:p>2.982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243147684606" calcext:value-type="float">
            <text:p>2.22243</text:p>
          </table:table-cell>
          <table:table-cell office:value-type="float" office:value="2.216829682937" calcext:value-type="float">
            <text:p>2.21683</text:p>
          </table:table-cell>
          <table:table-cell office:value-type="float" office:value="3.50742678347935" calcext:value-type="float">
            <text:p>3.5074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750896057348" calcext:value-type="float">
            <text:p>2.17751</text:p>
          </table:table-cell>
          <table:table-cell office:value-type="float" office:value="2.21623489205635" calcext:value-type="float">
            <text:p>2.21623</text:p>
          </table:table-cell>
          <table:table-cell office:value-type="float" office:value="2.88107651912978" calcext:value-type="float">
            <text:p>2.8810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62729510933" calcext:value-type="float">
            <text:p>2.21063</text:p>
          </table:table-cell>
          <table:table-cell office:value-type="float" office:value="2.36827783341679" calcext:value-type="float">
            <text:p>2.36828</text:p>
          </table:table-cell>
          <table:table-cell office:value-type="float" office:value="3.47662493740611" calcext:value-type="float">
            <text:p>3.4766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060065882745" calcext:value-type="float">
            <text:p>2.2106</text:p>
          </table:table-cell>
          <table:table-cell office:value-type="float" office:value="2.33368974647652" calcext:value-type="float">
            <text:p>2.33369</text:p>
          </table:table-cell>
          <table:table-cell office:value-type="float" office:value="3.86697147860896" calcext:value-type="float">
            <text:p>3.8669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74989570296" calcext:value-type="float">
            <text:p>2.20375</text:p>
          </table:table-cell>
          <table:table-cell office:value-type="float" office:value="2.20902680433876" calcext:value-type="float">
            <text:p>2.20903</text:p>
          </table:table-cell>
          <table:table-cell office:value-type="float" office:value="3.51638798498123" calcext:value-type="float">
            <text:p>3.5163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80589634452" calcext:value-type="float">
            <text:p>2.20581</text:p>
          </table:table-cell>
          <table:table-cell office:value-type="float" office:value="2.38035469871474" calcext:value-type="float">
            <text:p>2.38035</text:p>
          </table:table-cell>
          <table:table-cell office:value-type="float" office:value="3.46510015022534" calcext:value-type="float">
            <text:p>3.465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25925925926" calcext:value-type="float">
            <text:p>2.20426</text:p>
          </table:table-cell>
          <table:table-cell office:value-type="float" office:value="2.35440763680347" calcext:value-type="float">
            <text:p>2.35441</text:p>
          </table:table-cell>
          <table:table-cell office:value-type="float" office:value="3.39664039039039" calcext:value-type="float">
            <text:p>3.39664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099910394265" calcext:value-type="float">
            <text:p>2.201</text:p>
          </table:table-cell>
          <table:table-cell office:value-type="float" office:value="2.46395505126282" calcext:value-type="float">
            <text:p>2.46396</text:p>
          </table:table-cell>
          <table:table-cell office:value-type="float" office:value="4.00857714428607" calcext:value-type="float">
            <text:p>4.0085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90330916062" calcext:value-type="float">
            <text:p>2.1999</text:p>
          </table:table-cell>
          <table:table-cell office:value-type="float" office:value="2.45669031841294" calcext:value-type="float">
            <text:p>2.45669</text:p>
          </table:table-cell>
          <table:table-cell office:value-type="float" office:value="4.0593248312078" calcext:value-type="float">
            <text:p>4.059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05144909379" calcext:value-type="float">
            <text:p>2.19805</text:p>
          </table:table-cell>
          <table:table-cell office:value-type="float" office:value="2.28247285559175" calcext:value-type="float">
            <text:p>2.28247</text:p>
          </table:table-cell>
          <table:table-cell office:value-type="float" office:value="3.04444374843398" calcext:value-type="float">
            <text:p>3.04444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75250062516" calcext:value-type="float">
            <text:p>2.18875</text:p>
          </table:table-cell>
          <table:table-cell office:value-type="float" office:value="2.19683097857798" calcext:value-type="float">
            <text:p>2.19683</text:p>
          </table:table-cell>
          <table:table-cell office:value-type="float" office:value="2.86119279819955" calcext:value-type="float">
            <text:p>2.8611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08547970326" calcext:value-type="float">
            <text:p>2.19609</text:p>
          </table:table-cell>
          <table:table-cell office:value-type="float" office:value="2.09505918146203" calcext:value-type="float">
            <text:p>2.09506</text:p>
          </table:table-cell>
          <table:table-cell office:value-type="float" office:value="2.64095148787197" calcext:value-type="float">
            <text:p>2.6409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81321407722" calcext:value-type="float">
            <text:p>2.19581</text:p>
          </table:table-cell>
          <table:table-cell office:value-type="float" office:value="2.34191612459345" calcext:value-type="float">
            <text:p>2.34192</text:p>
          </table:table-cell>
          <table:table-cell office:value-type="float" office:value="3.81941330998249" calcext:value-type="float">
            <text:p>3.8194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32650547064" calcext:value-type="float">
            <text:p>2.19433</text:p>
          </table:table-cell>
          <table:table-cell office:value-type="float" office:value="2.27396120437651" calcext:value-type="float">
            <text:p>2.27396</text:p>
          </table:table-cell>
          <table:table-cell office:value-type="float" office:value="3.03409671761463" calcext:value-type="float">
            <text:p>3.0341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9052719386053" calcext:value-type="float">
            <text:p>2.19053</text:p>
          </table:table-cell>
          <table:table-cell office:value-type="float" office:value="2.36228353353353" calcext:value-type="float">
            <text:p>2.36228</text:p>
          </table:table-cell>
          <table:table-cell office:value-type="float" office:value="3.45470595595596" calcext:value-type="float">
            <text:p>3.4547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91676044011" calcext:value-type="float">
            <text:p>2.18917</text:p>
          </table:table-cell>
          <table:table-cell office:value-type="float" office:value="2.10542635658915" calcext:value-type="float">
            <text:p>2.10543</text:p>
          </table:table-cell>
          <table:table-cell office:value-type="float" office:value="2.62230807701926" calcext:value-type="float">
            <text:p>2.6223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87634475857" calcext:value-type="float">
            <text:p>2.18388</text:p>
          </table:table-cell>
          <table:table-cell office:value-type="float" office:value="2.21224334917855" calcext:value-type="float">
            <text:p>2.21224</text:p>
          </table:table-cell>
          <table:table-cell office:value-type="float" office:value="3.28013009757318" calcext:value-type="float">
            <text:p>3.2801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027075511055" calcext:value-type="float">
            <text:p>2.18027</text:p>
          </table:table-cell>
          <table:table-cell office:value-type="float" office:value="2.16649520233625" calcext:value-type="float">
            <text:p>2.1665</text:p>
          </table:table-cell>
          <table:table-cell office:value-type="float" office:value="2.86680475594493" calcext:value-type="float">
            <text:p>2.866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95976148778" calcext:value-type="float">
            <text:p>2.17996</text:p>
          </table:table-cell>
          <table:table-cell office:value-type="float" office:value="2.21192863397548" calcext:value-type="float">
            <text:p>2.21193</text:p>
          </table:table-cell>
          <table:table-cell office:value-type="float" office:value="3.270958218664" calcext:value-type="float">
            <text:p>3.2709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49022672335" calcext:value-type="float">
            <text:p>2.17049</text:p>
          </table:table-cell>
          <table:table-cell office:value-type="float" office:value="2.23491164457781" calcext:value-type="float">
            <text:p>2.23491</text:p>
          </table:table-cell>
          <table:table-cell office:value-type="float" office:value="3.19085146286572" calcext:value-type="float">
            <text:p>3.1908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698101793909" calcext:value-type="float">
            <text:p>2.16698</text:p>
          </table:table-cell>
          <table:table-cell office:value-type="float" office:value="2.16448988318732" calcext:value-type="float">
            <text:p>2.16449</text:p>
          </table:table-cell>
          <table:table-cell office:value-type="float" office:value="2.85009136420526" calcext:value-type="float">
            <text:p>2.8500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627834041844" calcext:value-type="float">
            <text:p>2.16628</text:p>
          </table:table-cell>
          <table:table-cell office:value-type="float" office:value="2.03867154288572" calcext:value-type="float">
            <text:p>2.03867</text:p>
          </table:table-cell>
          <table:table-cell office:value-type="float" office:value="2.8796624156039" calcext:value-type="float">
            <text:p>2.8796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533174960407" calcext:value-type="float">
            <text:p>2.16533</text:p>
          </table:table-cell>
          <table:table-cell office:value-type="float" office:value="2.03537676085688" calcext:value-type="float">
            <text:p>2.03538</text:p>
          </table:table-cell>
          <table:table-cell office:value-type="float" office:value="2.84481745436359" calcext:value-type="float">
            <text:p>2.8448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12522939606" calcext:value-type="float">
            <text:p>2.16513</text:p>
          </table:table-cell>
          <table:table-cell office:value-type="float" office:value="2.2142870995996" calcext:value-type="float">
            <text:p>2.21429</text:p>
          </table:table-cell>
          <table:table-cell office:value-type="float" office:value="3.07302927927928" calcext:value-type="float">
            <text:p>3.0730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492966991748" calcext:value-type="float">
            <text:p>2.16493</text:p>
          </table:table-cell>
          <table:table-cell office:value-type="float" office:value="2.220265274652" calcext:value-type="float">
            <text:p>2.22027</text:p>
          </table:table-cell>
          <table:table-cell office:value-type="float" office:value="3.27847461865466" calcext:value-type="float">
            <text:p>3.2784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580676419105" calcext:value-type="float">
            <text:p>2.26581</text:p>
          </table:table-cell>
          <table:table-cell office:value-type="float" office:value="2.16370384262732" calcext:value-type="float">
            <text:p>2.1637</text:p>
          </table:table-cell>
          <table:table-cell office:value-type="float" office:value="3.42139284821205" calcext:value-type="float">
            <text:p>3.4213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106254709872" calcext:value-type="float">
            <text:p>2.16106</text:p>
          </table:table-cell>
          <table:table-cell office:value-type="float" office:value="2.38400401909068" calcext:value-type="float">
            <text:p>2.384</text:p>
          </table:table-cell>
          <table:table-cell office:value-type="float" office:value="3.38515950766139" calcext:value-type="float">
            <text:p>3.38516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509222166583" calcext:value-type="float">
            <text:p>2.12509</text:p>
          </table:table-cell>
          <table:table-cell office:value-type="float" office:value="2.16106065348022" calcext:value-type="float">
            <text:p>2.16106</text:p>
          </table:table-cell>
          <table:table-cell office:value-type="float" office:value="2.99885703555333" calcext:value-type="float">
            <text:p>2.9988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5733733733734" calcext:value-type="float">
            <text:p>2.15734</text:p>
          </table:table-cell>
          <table:table-cell office:value-type="float" office:value="2.21736695028362" calcext:value-type="float">
            <text:p>2.21737</text:p>
          </table:table-cell>
          <table:table-cell office:value-type="float" office:value="3.05361111111111" calcext:value-type="float">
            <text:p>3.0536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UNTIF([.BW1:.BW60]; &quot;0&quot;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5731673365151" calcext:value-type="float">
            <text:p>2.15732</text:p>
          </table:table-cell>
          <table:table-cell office:value-type="float" office:value="2.37421606798962" calcext:value-type="float">
            <text:p>2.37422</text:p>
          </table:table-cell>
          <table:table-cell office:value-type="float" office:value="3.40278196433057" calcext:value-type="float">
            <text:p>3.40278</text:p>
          </table:table-cell>
          <table:table-cell office:value-type="float" office:value="9554400" calcext:value-type="float">
            <text:p>95544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COUNTIF([.BW1:.BW60]; &quot;1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1201521031547" calcext:value-type="float">
            <text:p>2.11202</text:p>
          </table:table-cell>
          <table:table-cell office:value-type="float" office:value="2.15079640293774" calcext:value-type="float">
            <text:p>2.1508</text:p>
          </table:table-cell>
          <table:table-cell office:value-type="float" office:value="3.01577616424637" calcext:value-type="float">
            <text:p>3.0157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COUNTIF([.BW1:.BW60]; &quot;2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463506466416" calcext:value-type="float">
            <text:p>2.14464</text:p>
          </table:table-cell>
          <table:table-cell office:value-type="float" office:value="2.26126324572382" calcext:value-type="float">
            <text:p>2.26126</text:p>
          </table:table-cell>
          <table:table-cell office:value-type="float" office:value="2.95601501877347" calcext:value-type="float">
            <text:p>2.9560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COUNTIF([.BW1:.BW60]; &quot;3&quot;)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836055486024" calcext:value-type="float">
            <text:p>2.13836</text:p>
          </table:table-cell>
          <table:table-cell office:value-type="float" office:value="2.2638475177305" calcext:value-type="float">
            <text:p>2.26385</text:p>
          </table:table-cell>
          <table:table-cell office:value-type="float" office:value="2.96139674593242" calcext:value-type="float">
            <text:p>2.961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007731099442" calcext:value-type="float">
            <text:p>2.28008</text:p>
          </table:table-cell>
          <table:table-cell office:value-type="float" office:value="2.13576446194882" calcext:value-type="float">
            <text:p>2.13576</text:p>
          </table:table-cell>
          <table:table-cell office:value-type="float" office:value="3.56445236309077" calcext:value-type="float">
            <text:p>3.5644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8292229588858" calcext:value-type="float">
            <text:p>2.08292</text:p>
          </table:table-cell>
          <table:table-cell office:value-type="float" office:value="2.09621080393629" calcext:value-type="float">
            <text:p>2.09621</text:p>
          </table:table-cell>
          <table:table-cell office:value-type="float" office:value="2.61668751563673" calcext:value-type="float">
            <text:p>2.6166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872589859061" calcext:value-type="float">
            <text:p>2.08726</text:p>
          </table:table-cell>
          <table:table-cell office:value-type="float" office:value="2.09168480527062" calcext:value-type="float">
            <text:p>2.09168</text:p>
          </table:table-cell>
          <table:table-cell office:value-type="float" office:value="2.66554040530398" calcext:value-type="float">
            <text:p>2.665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0" calcext:value-type="float">
            <text:p>0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1" calcext:value-type="float">
            <text:p>1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0" calcext:value-type="float">
            <text:p>0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0" calcext:value-type="float">
            <text:p>0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5" calcext:value-type="float">
            <text:p>5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5" calcext:value-type="float">
            <text:p>5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3:51.82429274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642" meta:object-count="0"/>
  </office:meta>
</office:document-meta>
</file>